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P2" style:family="paragraph" style:parent-style-name="Standard">
      <style:text-properties style:font-name="Liberation Sans" officeooo:paragraph-rsid="0016208a"/>
    </style:style>
    <style:style style:name="P3" style:family="paragraph" style:parent-style-name="Text_20_body">
      <style:text-properties style:font-name="Liberation Sans" officeooo:rsid="001780bb" officeooo:paragraph-rsid="001780bb"/>
    </style:style>
    <style:style style:name="P4" style:family="paragraph" style:parent-style-name="Text_20_body">
      <style:text-properties style:font-name="Liberation Sans" officeooo:rsid="001780bb" officeooo:paragraph-rsid="0016208a"/>
    </style:style>
    <style:style style:name="P5" style:family="paragraph" style:parent-style-name="Heading_20_1">
      <style:text-properties style:font-name="Liberation Sans" fo:font-size="18.2000007629395pt" fo:font-weight="bold" officeooo:rsid="000d2253" officeooo:paragraph-rsid="000d2253" style:font-name-asian="Microsoft YaHei" style:font-size-asian="18.2000007629395pt" style:font-weight-asian="bold" style:font-name-complex="Mangal" style:font-size-complex="18.2000007629395pt" style:font-weight-complex="bold"/>
    </style:style>
    <style:style style:name="P6" style:family="paragraph" style:parent-style-name="Heading_20_1">
      <style:text-properties style:font-name="Liberation Sans" fo:font-size="18.2000007629395pt" fo:font-weight="bold" officeooo:rsid="001780bb" officeooo:paragraph-rsid="001780bb" style:font-name-asian="Microsoft YaHei" style:font-size-asian="18.2000007629395pt" style:font-weight-asian="bold" style:font-name-complex="Mangal" style:font-size-complex="18.2000007629395pt" style:font-weight-complex="bold"/>
    </style:style>
    <style:style style:name="T1" style:family="text">
      <style:text-properties fo:color="#000000" fo:font-weight="normal" style:font-weight-asian="normal" style:font-weight-complex="normal"/>
    </style:style>
    <style:style style:name="T2" style:family="text">
      <style:text-properties fo:color="#000000" fo:font-weight="normal" officeooo:rsid="00070cd4"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style:font-name="Liberation Sans"/>
    </style:style>
    <style:style style:name="T6" style:family="text">
      <style:text-properties style:font-name="Liberation Sans" officeooo:rsid="000eba24"/>
    </style:style>
    <style:style style:name="T7" style:family="text">
      <style:text-properties style:font-name="Liberation Sans" style:font-name-asian="Microsoft YaHei" style:font-name-complex="Mangal"/>
    </style:style>
    <style:style style:name="T8" style:family="text">
      <style:text-properties style:font-name="Liberation Sans" officeooo:rsid="0016208a"/>
    </style:style>
    <style:style style:name="T9" style:family="text">
      <style:text-properties officeooo:rsid="0018c8a0"/>
    </style:style>
    <style:style style:name="T10" style:family="text">
      <style:text-properties officeooo:rsid="001a9a1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Opgave</text:h>
      <text:p text:style-name="Standard"><text:span text:style-name="T5">In</text:span><text:span text:style-name="T6"> te l</text:span><text:span text:style-name="T5">everen uiterlijk 2 dagen v</text:span><text:span text:style-name="T7">óór </text:span><text:span text:style-name="T5">de volgende les</text:span><text:span text:style-name="T8">.</text:span></text:p>
      <text:p text:style-name="P2"/>
      <text:p text:style-name="P2"/>
      <text:h text:style-name="P6" text:outline-level="1">Toevoeging dodemans-knuppel</text:h>
      <text:p text:style-name="P4">Voeg dodemans-knuppel functionaliteit toe aan de treinbesturing inclusief knipperende indicatielamp.</text:p>
      <text:p text:style-name="P3">De dodemans-knuppel dient fysiek in de grijpen en te werken door middel van negatieve logica. In hoeverre is "fysiek ingrijpen" in dit geval een eenduidig begrip. Vorm je een mening over hoe zoiets in de praktijk zou moeten worden gerealiseerd.</text:p>
      <text:p text:style-name="P3">Stappen:</text:p>
      <text:p text:style-name="P3">1. Voeg de <text:span text:style-name="T9">operationele </text:span>requirements toe aan de broncode van de control</text:p>
      <text:p text:style-name="P3">2. Voeg de testspecs toe aan de broncode van de control</text:p>
      <text:p text:style-name="P3">3. Voeg het interface design toe aan de broncode<text:span text:style-name="T10"> van de control</text:span></text:p>
      <text:p text:style-name="P3">4. Realiseer deze functionaliteit volgens requirements en design</text:p>
      <text:p text:style-name="P3">5. Test volgens requirements en design en stel een testrapport(je) op</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 fo:font-size="9pt" fo:font-weight="bold" officeooo:rsid="0005b6e9" officeooo:paragraph-rsid="0005fc01"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70cd4"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1-02-24T17:05:40.127948179</dc:date>
    <meta:editing-duration>PT1H34M29S</meta:editing-duration>
    <meta:editing-cycles>14</meta:editing-cycles>
    <meta:document-statistic meta:table-count="0" meta:image-count="0" meta:object-count="0" meta:page-count="1" meta:paragraph-count="12" meta:word-count="124" meta:character-count="809" meta:non-whitespace-character-count="697"/>
  </office:meta>
</office:document-meta>
</file>